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pitch="variable"/>
    <style:font-face style:name="ヒラギノ角ゴシック1" svg:font-family="ヒラギノ角ゴシック" style:font-family-generic="swiss" style:font-pitch="variable"/>
    <style:font-face style:name="ヒラギノ角ゴシック2" svg:font-family="ヒラギノ角ゴシック" style:font-family-generic="system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8.48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48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59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3.19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682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7cm" fo:min-width="0.35cm" fo:padding-top="0.15cm" fo:padding-bottom="0.15cm" fo:padding-left="0.275cm" fo:padding-right="0.275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7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6cm"/>
      <style:paragraph-properties style:writing-mode="lr-tb"/>
    </style:style>
    <style:style style:name="gr9" style:family="graphic" style:parent-style-name="standard">
      <style:graphic-properties draw:stroke="dash" draw:stroke-dash="Fine_20_Dashed" svg:stroke-width="0.05cm" svg:stroke-color="#000000" draw:marker-start-width="0.275cm" draw:marker-end-width="0.275cm" draw:fill-color="#ffffff" draw:textarea-horizontal-align="justify" draw:textarea-vertical-align="middle" draw:auto-grow-height="false" fo:min-height="0.7cm" fo:min-width="0.35cm" fo:padding-top="0.15cm" fo:padding-bottom="0.15cm" fo:padding-left="0.275cm" fo:padding-right="0.275cm" style:writing-mode="lr-tb"/>
      <style:paragraph-properties style:writing-mode="lr-tb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43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3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4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3cm" fo:min-width="5.334cm"/>
      <style:paragraph-properties style:writing-mode="lr-tb"/>
    </style:style>
    <style:style style:name="gr22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10.7cm" fo:min-width="5.15cm" fo:padding-top="0.15cm" fo:padding-bottom="0.15cm" fo:padding-left="0.275cm" fo:padding-right="0.275cm"/>
    </style:style>
    <style:style style:name="gr23" style:family="graphic" style:parent-style-name="standard">
      <style:graphic-properties svg:stroke-width="0.05cm" svg:stroke-color="#000000" draw:marker-start-width="0.275cm" draw:marker-end-width="0.275cm" draw:fill-color="#cccccc" draw:textarea-horizontal-align="justify" draw:textarea-vertical-align="middle" draw:auto-grow-height="false" fo:min-height="10.7cm" fo:min-width="0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  <style:paragraph-properties style:writing-mode="lr-tb"/>
    </style:style>
    <style:style style:name="gr25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7cm" fo:min-width="0.45cm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2.2cm" fo:min-width="0.45cm" fo:padding-top="0.15cm" fo:padding-bottom="0.15cm" fo:padding-left="0.275cm" fo:padding-right="0.275cm"/>
    </style:style>
    <style:style style:name="gr28" style:family="graphic" style:parent-style-name="objectwithoutfill">
      <style:graphic-properties svg:stroke-color="#000000" draw:marker-start="" draw:marker-start-width="0.2cm" draw:marker-end="Arrow" draw:marker-end-width="0.2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9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2cm"/>
      <style:paragraph-properties style:writing-mode="lr-tb"/>
    </style:style>
    <style:style style:name="gr37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0.7cm" fo:min-width="5.75cm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09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1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849cm"/>
      <style:paragraph-properties style:writing-mode="lr-tb"/>
    </style:style>
    <style:style style:name="gr45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9.8cm" fo:min-width="0.95cm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4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3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7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5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485cm"/>
      <style:paragraph-properties style:writing-mode="lr-tb"/>
    </style:style>
    <style:style style:name="gr53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1.815cm" fo:min-width="3.751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962cm"/>
      <style:paragraph-properties style:writing-mode="lr-tb"/>
    </style:style>
    <style:style style:name="gr55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1.6cm" fo:min-width="2.752cm" fo:padding-top="0.15cm" fo:padding-bottom="0.15cm" fo:padding-left="0.275cm" fo:padding-right="0.2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5cm"/>
      <style:paragraph-properties style:writing-mode="lr-tb"/>
    </style:style>
    <style:style style:name="gr57" style:family="graphic" style:parent-style-name="standard">
      <style:graphic-properties svg:stroke-width="0.05cm" svg:stroke-color="#000000" draw:marker-start-width="0.275cm" draw:marker-end-width="0.275cm" draw:fill-color="#ffffff" draw:textarea-horizontal-align="justify" draw:textarea-vertical-align="middle" draw:auto-grow-height="false" fo:min-height="1cm" fo:min-width="0.05cm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2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6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37cm"/>
      <style:paragraph-properties style:writing-mode="lr-tb"/>
    </style:style>
    <style:style style:name="P1" style:family="paragraph">
      <style:paragraph-properties fo:margin-left="0cm" fo:margin-right="0cm" fo:margin-top="0.2cm" fo:margin-bottom="0.2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style:font-name="Arial" fo:font-size="26pt" fo:text-shadow="1pt 1pt" style:font-name-asian="メイリオ" style:font-size-asian="26pt" style:font-size-complex="26pt"/>
    </style:style>
    <style:style style:name="P3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style:font-name="Arial" fo:font-size="26pt" style:font-name-asian="メイリオ" style:font-size-asian="26pt" style:font-size-complex="26pt"/>
    </style:style>
    <style:style style:name="P4" style:family="paragraph">
      <style:paragraph-properties fo:text-align="center" style:writing-mode="lr-tb"/>
      <style:text-properties style:font-name="Arial"/>
    </style:style>
    <style:style style:name="P5" style:family="paragraph">
      <loext:graphic-properties draw:fill-color="#ffffff"/>
      <style:paragraph-properties fo:text-align="center" style:writing-mode="lr-tb"/>
      <style:text-properties style:font-name="Arial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Arial"/>
    </style:style>
    <style:style style:name="P10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cccccc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" fo:font-size="28pt" fo:font-style="normal" fo:text-shadow="1pt 1pt" style:text-underline-style="none" fo:font-weight="normal" style:letter-kerning="true" style:font-name-asian="Arial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 Black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24pt" style:font-size-asian="24pt" style:font-size-complex="24pt"/>
    </style:style>
    <style:style style:name="T4" style:family="text">
      <style:text-properties style:font-name="Arial"/>
    </style:style>
    <style:style style:name="T5" style:family="text">
      <style:text-properties style:font-name="Arial" fo:font-size="15pt" style:font-size-asian="15pt" style:font-size-complex="1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8.981cm" svg:height="1.64cm" svg:x="0.884cm" svg:y="1.144cm">
          <draw:text-box>
            <text:p text:style-name="P1"><text:span text:style-name="T1">CPU Pipeline</text:span></text:p>
          </draw:text-box>
        </draw:frame>
        <draw:frame draw:style-name="gr2" draw:text-style-name="P3" draw:layer="layout" svg:width="2.981cm" svg:height="1.547cm" svg:x="1.319cm" svg:y="3.569cm">
          <draw:text-box>
            <text:p text:style-name="P1"><text:span text:style-name="T2">ALU</text:span></text:p>
          </draw:text-box>
        </draw:frame>
        <draw:frame draw:style-name="gr3" draw:text-style-name="P3" draw:layer="layout" svg:width="3.093cm" svg:height="1.547cm" svg:x="14.4cm" svg:y="3.716cm">
          <draw:text-box>
            <text:p text:style-name="P1"><text:span text:style-name="T2">LOAD</text:span></text:p>
          </draw:text-box>
        </draw:frame>
        <draw:frame draw:style-name="gr4" draw:text-style-name="P3" draw:layer="layout" svg:width="3.698cm" svg:height="1.547cm" svg:x="14.4cm" svg:y="9.716cm">
          <draw:text-box>
            <text:p text:style-name="P1"><text:span text:style-name="T2">STORE</text:span></text:p>
          </draw:text-box>
        </draw:frame>
        <draw:frame draw:style-name="gr5" draw:text-style-name="P3" draw:layer="layout" svg:width="3.182cm" svg:height="1.547cm" svg:x="1.319cm" svg:y="13.716cm">
          <draw:text-box>
            <text:p text:style-name="P1"><text:span text:style-name="T2">JUMP</text:span></text:p>
          </draw:text-box>
        </draw:frame>
        <draw:custom-shape draw:style-name="gr6" draw:text-style-name="P5" draw:layer="layout" svg:width="0.9cm" svg:height="1cm" svg:x="4.8cm" svg:y="14.1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7.5cm" svg:y="15.1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6.6cm" svg:y="15.116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5.7cm" svg:y="15.116cm">
          <text:p text:style-name="P4"><text:span text:style-name="T3">-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81cm" svg:height="1.547cm" svg:x="1.5cm" svg:y="16.816cm">
          <draw:text-box>
            <text:p text:style-name="P1"><text:span text:style-name="T2">Bcc</text:span></text:p>
          </draw:text-box>
        </draw:frame>
        <draw:custom-shape draw:style-name="gr6" draw:text-style-name="P5" draw:layer="layout" svg:width="0.9cm" svg:height="1cm" svg:x="4.8cm" svg:y="17.1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7.5cm" svg:y="18.1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6.6cm" svg:y="18.116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5.7cm" svg:y="18.116cm">
          <text:p text:style-name="P4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18.3cm" svg:y="9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19.2cm" svg:y="9.916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20.1cm" svg:y="9.916cm">
          <text:p text:style-name="P4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8.4cm" svg:y="15.116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8.4cm" svg:y="18.116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19.2cm" svg:y="10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20.1cm" svg:y="10.916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18.381cm" svg:y="3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19.281cm" svg:y="3.916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20.181cm" svg:y="3.916cm">
          <text:p text:style-name="P4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21.081cm" svg:y="3.916cm">
          <text:p text:style-name="P4"><text:span text:style-name="T3">W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19.281cm" svg:y="4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20.181cm" svg:y="4.916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093cm" svg:height="1.547cm" svg:x="14.4cm" svg:y="6.729cm">
          <draw:text-box>
            <text:p text:style-name="P1"><text:span text:style-name="T2">LOAD</text:span></text:p>
          </draw:text-box>
        </draw:frame>
        <draw:custom-shape draw:style-name="gr6" draw:text-style-name="P5" draw:layer="layout" svg:width="0.9cm" svg:height="1cm" svg:x="18.381cm" svg:y="6.929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19.281cm" svg:y="6.929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20.181cm" svg:y="6.929cm">
          <text:p text:style-name="P4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21.081cm" svg:y="6.929cm">
          <text:p text:style-name="P4"><text:span text:style-name="T3">W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20.181cm" svg:y="7.929cm">
          <text:p text:style-name="P4"><text:span text:style-name="T3">-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21.081cm" svg:y="7.929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19.281cm" svg:y="7.929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472cm" svg:height="1.673cm" svg:x="22.3cm" svg:y="7.516cm">
          <draw:text-box>
            <text:p>register conflict</text:p>
            <text:p>forwarding W→ E</text:p>
          </draw:text-box>
        </draw:frame>
        <draw:frame draw:style-name="gr8" draw:text-style-name="P6" draw:layer="layout" svg:width="5.646cm" svg:height="0.962cm" svg:x="21.5cm" svg:y="5.016cm">
          <draw:text-box>
            <text:p>no register conflict</text:p>
          </draw:text-box>
        </draw:frame>
        <draw:custom-shape draw:style-name="gr6" draw:text-style-name="P5" draw:layer="layout" svg:width="0.9cm" svg:height="1cm" svg:x="4.781cm" svg:y="3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5.681cm" svg:y="3.916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5.681cm" svg:y="4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6.581cm" svg:y="4.916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81cm" svg:height="1.547cm" svg:x="1.319cm" svg:y="9.769cm">
          <draw:text-box>
            <text:p text:style-name="P1"><text:span text:style-name="T2">DIV</text:span></text:p>
          </draw:text-box>
        </draw:frame>
        <draw:custom-shape draw:style-name="gr6" draw:text-style-name="P5" draw:layer="layout" svg:width="0.9cm" svg:height="1cm" svg:x="4.781cm" svg:y="9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5.681cm" svg:y="9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6.581cm" svg:y="9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7.481cm" svg:y="9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cm" svg:height="1cm" svg:x="8.381cm" svg:y="9.9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9.281cm" svg:y="9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10.2cm" svg:y="10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11.1cm" svg:y="10.916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5.7cm" svg:y1="12.816cm" svg:x2="5.7cm" svg:y2="10.916cm">
          <text:p/>
        </draw:line>
        <draw:line draw:style-name="gr10" draw:text-style-name="P7" draw:layer="layout" svg:x1="11.1cm" svg:y1="12.816cm" svg:x2="11.1cm" svg:y2="10.916cm">
          <text:p/>
        </draw:line>
        <draw:line draw:style-name="gr11" draw:text-style-name="P8" draw:layer="layout" svg:x1="5.7cm" svg:y1="12.416cm" svg:x2="11.1cm" svg:y2="12.416cm">
          <text:p/>
        </draw:line>
        <draw:frame draw:style-name="gr12" draw:text-style-name="P9" draw:layer="layout" svg:width="2.157cm" svg:height="0.962cm" svg:x="7.6cm" svg:y="12.354cm">
          <draw:text-box>
            <text:p><text:span text:style-name="T4">33cyc</text:span></text:p>
          </draw:text-box>
        </draw:frame>
        <draw:frame draw:style-name="gr13" draw:text-style-name="P9" draw:layer="layout" svg:width="1.7cm" svg:height="0.962cm" svg:x="3.981cm" svg:y="4.954cm">
          <draw:text-box>
            <text:p><text:span text:style-name="T4">next</text:span></text:p>
          </draw:text-box>
        </draw:frame>
        <draw:frame draw:style-name="gr13" draw:text-style-name="P9" draw:layer="layout" svg:width="1.7cm" svg:height="0.962cm" svg:x="8.5cm" svg:y="11.016cm">
          <draw:text-box>
            <text:p><text:span text:style-name="T4">next</text:span></text:p>
          </draw:text-box>
        </draw:frame>
        <draw:frame draw:style-name="gr2" draw:text-style-name="P3" draw:layer="layout" svg:width="2.981cm" svg:height="1.547cm" svg:x="1.3cm" svg:y="6.569cm">
          <draw:text-box>
            <text:p text:style-name="P1"><text:span text:style-name="T2">MUL</text:span></text:p>
          </draw:text-box>
        </draw:frame>
        <draw:custom-shape draw:style-name="gr6" draw:text-style-name="P5" draw:layer="layout" svg:width="0.9cm" svg:height="1cm" svg:x="4.762cm" svg:y="6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5.662cm" svg:y="6.916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5.662cm" svg:y="7.9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6.562cm" svg:y="7.916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.7cm" svg:height="0.962cm" svg:x="3.962cm" svg:y="7.954cm">
          <draw:text-box>
            <text:p><text:span text:style-name="T4">next</text:span></text:p>
          </draw:text-box>
        </draw:frame>
        <draw:frame draw:style-name="gr13" draw:text-style-name="P9" draw:layer="layout" svg:width="1.7cm" svg:height="0.962cm" svg:x="4cm" svg:y="15.154cm">
          <draw:text-box>
            <text:p><text:span text:style-name="T4">next</text:span></text:p>
          </draw:text-box>
        </draw:frame>
        <draw:frame draw:style-name="gr13" draw:text-style-name="P9" draw:layer="layout" svg:width="1.7cm" svg:height="0.962cm" svg:x="3.8cm" svg:y="18.154cm">
          <draw:text-box>
            <text:p><text:span text:style-name="T4">next</text:span></text:p>
          </draw:text-box>
        </draw:frame>
        <draw:frame draw:style-name="gr14" draw:text-style-name="P9" draw:layer="layout" svg:width="2.051cm" svg:height="0.962cm" svg:x="5.7cm" svg:y="17.116cm">
          <draw:text-box>
            <text:p><text:span text:style-name="T4">taken</text:span></text:p>
          </draw:text-box>
        </draw:frame>
        <draw:custom-shape draw:style-name="gr6" draw:text-style-name="P5" draw:layer="layout" svg:width="0.9cm" svg:height="1cm" svg:x="11.1cm" svg:y="17.1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12cm" svg:y="18.116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12.9cm" svg:y="18.116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1.7cm" svg:height="0.962cm" svg:x="10.3cm" svg:y="18.154cm">
          <draw:text-box>
            <text:p><text:span text:style-name="T4">next</text:span></text:p>
          </draw:text-box>
        </draw:frame>
        <draw:frame draw:style-name="gr15" draw:text-style-name="P9" draw:layer="layout" svg:width="3.11cm" svg:height="0.962cm" svg:x="12.249cm" svg:y="17.116cm">
          <draw:text-box>
            <text:p><text:span text:style-name="T4">not taken</text:span></text:p>
          </draw:text-box>
        </draw:frame>
        <draw:frame draw:style-name="gr16" draw:text-style-name="P10" draw:layer="layout" svg:width="3.931cm" svg:height="0.839cm" svg:x="1.319cm" svg:y="11.191cm">
          <draw:text-box>
            <text:p><text:span text:style-name="T5">Non-Restoring</text:span></text:p>
          </draw:text-box>
        </draw:frame>
        <draw:custom-shape draw:style-name="gr6" draw:text-style-name="P5" draw:layer="layout" svg:width="0.9cm" svg:height="1cm" svg:x="20.766cm" svg:y="13.732cm">
          <text:p text:style-name="P4"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20.766cm" svg:y="14.932cm">
          <text:p text:style-name="P4"><text:span text:style-name="T3">D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9cm" svg:height="1cm" svg:x="20.766cm" svg:y="16.132cm">
          <text:p text:style-name="P4"><text:span text:style-name="T3">E</text:span></text:p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6.534cm" svg:height="0.962cm" svg:x="21.966cm" svg:y="13.67cm">
          <draw:text-box>
            <text:p>Instruction Fetch</text:p>
          </draw:text-box>
        </draw:frame>
        <draw:frame draw:style-name="gr18" draw:text-style-name="P6" draw:layer="layout" svg:width="6.234cm" svg:height="0.962cm" svg:x="21.966cm" svg:y="14.87cm">
          <draw:text-box>
            <text:p>Decode</text:p>
          </draw:text-box>
        </draw:frame>
        <draw:frame draw:style-name="gr19" draw:text-style-name="P6" draw:layer="layout" svg:width="6.134cm" svg:height="0.962cm" svg:x="21.966cm" svg:y="16.17cm">
          <draw:text-box>
            <text:p>Execution</text:p>
          </draw:text-box>
        </draw:frame>
        <draw:custom-shape draw:style-name="gr6" draw:text-style-name="P5" draw:layer="layout" svg:width="0.9cm" svg:height="1cm" svg:x="20.754cm" svg:y="17.345cm">
          <text:p text:style-name="P4"><text:span text:style-name="T3">M</text:span>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6.646cm" svg:height="0.962cm" svg:x="21.954cm" svg:y="17.383cm">
          <draw:text-box>
            <text:p>Data Memory Access</text:p>
          </draw:text-box>
        </draw:frame>
        <draw:frame draw:style-name="gr21" draw:text-style-name="P11" draw:layer="layout" svg:width="5.834cm" svg:height="1.133cm" svg:x="19.666cm" svg:y="12.47cm">
          <draw:text-box>
            <text:p><text:span text:style-name="T6">Pipeline Stages</text:span></text:p>
          </draw:text-box>
        </draw:frame>
        <draw:custom-shape draw:style-name="gr6" draw:text-style-name="P5" draw:layer="layout" svg:width="0.9cm" svg:height="1cm" svg:x="20.754cm" svg:y="18.545cm">
          <text:p text:style-name="P4"><text:span text:style-name="T3">W</text:span>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6.646cm" svg:height="0.962cm" svg:x="22.054cm" svg:y="18.603cm">
          <draw:text-box>
            <text:p>Write Back</text:p>
          </draw:text-box>
        </draw:frame>
      </draw:page>
      <draw:page draw:name="page2" draw:style-name="dp1" draw:master-page-name="標準">
        <draw:custom-shape draw:style-name="gr22" draw:text-style-name="P12" draw:layer="layout" svg:width="5.7cm" svg:height="11cm" svg:x="1.588cm" svg:y="2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4cm" svg:height="11cm" svg:x="7.688cm" svg:y="2.001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4.515cm" svg:height="0.725cm" svg:x="1.588cm" svg:y="2.002cm">
          <draw:text-box>
            <text:p text:style-name="P8"><text:span text:style-name="T7">Instruction Fetch Unit</text:span></text:p>
          </draw:text-box>
        </draw:frame>
        <draw:custom-shape draw:style-name="gr23" draw:text-style-name="P13" draw:layer="layout" svg:width="0.4cm" svg:height="11cm" svg:x="12.288cm" svg:y="2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draw:layer="layout" svg:width="0.4cm" svg:height="11cm" svg:x="21.488cm" svg:y="2.00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0.4cm" svg:height="11cm" svg:x="24.388cm" svg:y="2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1cm" svg:height="1cm" svg:x="13.988cm" svg:y="7.501cm">
          <text:p/>
          <draw:enhanced-geometry svg:viewBox="0 0 21600 21600" draw:type="rectangle" draw:enhanced-path="M 0 0 L 21600 0 21600 21600 0 21600 0 0 Z N"/>
        </draw:custom-shape>
        <draw:line draw:style-name="gr26" draw:text-style-name="P7" draw:layer="layout" svg:x1="15.488cm" svg:y1="2.901cm" svg:x2="15.488cm" svg:y2="13.001cm">
          <text:p/>
        </draw:line>
        <draw:line draw:style-name="gr26" draw:text-style-name="P7" draw:layer="layout" svg:x1="15.988cm" svg:y1="2.901cm" svg:x2="15.988cm" svg:y2="13.001cm">
          <text:p/>
        </draw:line>
        <draw:custom-shape draw:style-name="gr27" draw:text-style-name="P12" draw:layer="layout" svg:width="1cm" svg:height="2.5cm" svg:x="8.688cm" svg:y="4.701cm">
          <text:p/>
          <draw:enhanced-geometry svg:viewBox="0 0 21600 21600" draw:type="rectangle" draw:enhanced-path="M 0 0 L 21600 0 21600 21600 0 21600 0 0 Z N"/>
        </draw:custom-shape>
        <draw:line draw:style-name="gr28" draw:text-style-name="P7" draw:layer="layout" svg:x1="6.688cm" svg:y1="4.501cm" svg:x2="15.488cm" svg:y2="4.501cm">
          <text:p/>
        </draw:line>
        <draw:line draw:style-name="gr28" draw:text-style-name="P7" draw:layer="layout" svg:x1="14.988cm" svg:y1="7.801cm" svg:x2="15.488cm" svg:y2="7.801cm">
          <text:p/>
        </draw:line>
        <draw:line draw:style-name="gr28" draw:text-style-name="P7" draw:layer="layout" svg:x1="9.688cm" svg:y1="6.201cm" svg:x2="15.488cm" svg:y2="6.201cm">
          <text:p/>
        </draw:line>
        <draw:line draw:style-name="gr28" draw:text-style-name="P7" draw:layer="layout" svg:x1="14.988cm" svg:y1="8.301cm" svg:x2="15.988cm" svg:y2="8.301cm">
          <text:p/>
        </draw:line>
        <draw:line draw:style-name="gr26" draw:text-style-name="P7" draw:layer="layout" svg:x1="13.488cm" svg:y1="2.901cm" svg:x2="13.488cm" svg:y2="13.001cm">
          <text:p/>
        </draw:line>
        <draw:frame draw:style-name="gr29" draw:text-style-name="P14" draw:layer="layout" svg:width="0.786cm" svg:height="0.725cm" svg:x="15.102cm" svg:y="2.276cm">
          <draw:text-box>
            <text:p text:style-name="P8"><text:span text:style-name="T7">X</text:span></text:p>
          </draw:text-box>
        </draw:frame>
        <draw:frame draw:style-name="gr30" draw:text-style-name="P14" draw:layer="layout" svg:width="0.786cm" svg:height="0.725cm" svg:x="15.602cm" svg:y="2.277cm">
          <draw:text-box>
            <text:p text:style-name="P8"><text:span text:style-name="T7">Y</text:span></text:p>
          </draw:text-box>
        </draw:frame>
        <draw:frame draw:style-name="gr31" draw:text-style-name="P14" draw:layer="layout" svg:width="0.9cm" svg:height="0.725cm" svg:x="13.002cm" svg:y="2.278cm">
          <draw:text-box>
            <text:p text:style-name="P8"><text:span text:style-name="T7">W</text:span></text:p>
          </draw:text-box>
        </draw:frame>
        <draw:line draw:style-name="gr28" draw:text-style-name="P7" draw:layer="layout" svg:x1="14.988cm" svg:y1="12.001cm" svg:x2="15.488cm" svg:y2="12.001cm">
          <text:p/>
        </draw:line>
        <draw:line draw:style-name="gr10" draw:text-style-name="P7" draw:layer="layout" svg:x1="14.988cm" svg:y1="13.901cm" svg:x2="14.988cm" svg:y2="12.001cm">
          <text:p/>
        </draw:line>
        <draw:frame draw:style-name="gr32" draw:text-style-name="P14" draw:layer="layout" svg:width="1.395cm" svg:height="1.199cm" svg:x="14.388cm" svg:y="13.876cm">
          <draw:text-box>
            <text:p text:style-name="P8"><text:span text:style-name="T7">FPU</text:span></text:p>
            <text:p text:style-name="P8"><text:span text:style-name="T7">SRC</text:span></text:p>
          </draw:text-box>
        </draw:frame>
        <draw:line draw:style-name="gr28" draw:text-style-name="P7" draw:layer="layout" svg:x1="11.788cm" svg:y1="11.501cm" svg:x2="15.988cm" svg:y2="11.501cm">
          <text:p/>
        </draw:line>
        <draw:line draw:style-name="gr10" draw:text-style-name="P7" draw:layer="layout" svg:x1="11.788cm" svg:y1="13.901cm" svg:x2="11.788cm" svg:y2="11.501cm">
          <text:p/>
        </draw:line>
        <draw:frame draw:style-name="gr32" draw:text-style-name="P14" draw:layer="layout" svg:width="1.395cm" svg:height="1.199cm" svg:x="11.093cm" svg:y="13.901cm">
          <draw:text-box>
            <text:p text:style-name="P8"><text:span text:style-name="T7">CSR</text:span></text:p>
            <text:p text:style-name="P8"><text:span text:style-name="T7">RD</text:span></text:p>
          </draw:text-box>
        </draw:frame>
        <draw:frame draw:style-name="gr33" draw:text-style-name="P14" draw:layer="layout" svg:width="1.298cm" svg:height="0.725cm" svg:x="13.39cm" svg:y="5.601cm">
          <draw:text-box>
            <text:p text:style-name="P8"><text:span text:style-name="T7">imm</text:span></text:p>
          </draw:text-box>
        </draw:frame>
        <draw:frame draw:style-name="gr34" draw:text-style-name="P14" draw:layer="layout" svg:width="1.328cm" svg:height="0.725cm" svg:x="13.788cm" svg:y="7.576cm">
          <draw:text-box>
            <text:p text:style-name="P8"><text:span text:style-name="T7">XRn</text:span></text:p>
          </draw:text-box>
        </draw:frame>
        <draw:custom-shape draw:style-name="gr25" draw:text-style-name="P12" draw:layer="layout" svg:width="1cm" svg:height="1cm" svg:x="16.488cm" svg:y="8.501cm">
          <text:p/>
          <draw:enhanced-geometry svg:viewBox="0 0 21600 21600" draw:type="rectangle" draw:enhanced-path="M 0 0 L 21600 0 21600 21600 0 21600 0 0 Z N"/>
        </draw:custom-shape>
        <draw:frame draw:style-name="gr35" draw:text-style-name="P14" draw:layer="layout" svg:width="1.395cm" svg:height="0.725cm" svg:x="16.293cm" svg:y="8.576cm">
          <draw:text-box>
            <text:p text:style-name="P8"><text:span text:style-name="T7">MUL</text:span></text:p>
          </draw:text-box>
        </draw:frame>
        <draw:line draw:style-name="gr28" draw:text-style-name="P7" draw:layer="layout" svg:x1="15.488cm" svg:y1="8.801cm" svg:x2="16.488cm" svg:y2="8.801cm">
          <text:p/>
        </draw:line>
        <draw:line draw:style-name="gr28" draw:text-style-name="P7" draw:layer="layout" svg:x1="15.988cm" svg:y1="9.301cm" svg:x2="16.488cm" svg:y2="9.301cm">
          <text:p/>
        </draw:line>
        <draw:custom-shape draw:style-name="gr25" draw:text-style-name="P12" draw:layer="layout" svg:width="1cm" svg:height="1cm" svg:x="16.488cm" svg:y="6.601cm">
          <text:p/>
          <draw:enhanced-geometry svg:viewBox="0 0 21600 21600" draw:type="rectangle" draw:enhanced-path="M 0 0 L 21600 0 21600 21600 0 21600 0 0 Z N"/>
        </draw:custom-shape>
        <draw:frame draw:style-name="gr34" draw:text-style-name="P14" draw:layer="layout" svg:width="1.328cm" svg:height="0.725cm" svg:x="16.288cm" svg:y="6.676cm">
          <draw:text-box>
            <text:p text:style-name="P8"><text:span text:style-name="T7">ALU</text:span></text:p>
          </draw:text-box>
        </draw:frame>
        <draw:line draw:style-name="gr28" draw:text-style-name="P7" draw:layer="layout" svg:x1="15.488cm" svg:y1="6.801cm" svg:x2="16.488cm" svg:y2="6.801cm">
          <text:p/>
        </draw:line>
        <draw:line draw:style-name="gr28" draw:text-style-name="P7" draw:layer="layout" svg:x1="15.988cm" svg:y1="7.401cm" svg:x2="16.488cm" svg:y2="7.401cm">
          <text:p/>
        </draw:line>
        <draw:custom-shape draw:style-name="gr25" draw:text-style-name="P12" draw:layer="layout" svg:width="1cm" svg:height="1cm" svg:x="16.488cm" svg:y="5.101cm">
          <text:p/>
          <draw:enhanced-geometry svg:viewBox="0 0 21600 21600" draw:type="rectangle" draw:enhanced-path="M 0 0 L 21600 0 21600 21600 0 21600 0 0 Z N"/>
        </draw:custom-shape>
        <draw:frame draw:style-name="gr36" draw:text-style-name="P14" draw:layer="layout" svg:width="1.302cm" svg:height="0.725cm" svg:x="16.288cm" svg:y="5.176cm">
          <draw:text-box>
            <text:p text:style-name="P8"><text:span text:style-name="T7">SFT</text:span></text:p>
          </draw:text-box>
        </draw:frame>
        <draw:line draw:style-name="gr28" draw:text-style-name="P7" draw:layer="layout" svg:x1="9.688cm" svg:y1="5.301cm" svg:x2="16.488cm" svg:y2="5.301cm">
          <text:p/>
        </draw:line>
        <draw:frame draw:style-name="gr29" draw:text-style-name="P14" draw:layer="layout" svg:width="1.688cm" svg:height="0.725cm" svg:x="13.388cm" svg:y="4.676cm">
          <draw:text-box>
            <text:p text:style-name="P8"><text:span text:style-name="T7">sftamt</text:span></text:p>
          </draw:text-box>
        </draw:frame>
        <draw:line draw:style-name="gr26" draw:text-style-name="P7" draw:layer="layout" svg:x1="10.188cm" svg:y1="2.901cm" svg:x2="10.188cm" svg:y2="13.001cm">
          <text:p/>
        </draw:line>
        <draw:line draw:style-name="gr26" draw:text-style-name="P7" draw:layer="layout" svg:x1="10.688cm" svg:y1="2.901cm" svg:x2="10.688cm" svg:y2="13.001cm">
          <text:p/>
        </draw:line>
        <draw:frame draw:style-name="gr30" draw:text-style-name="P14" draw:layer="layout" svg:width="0.786cm" svg:height="0.725cm" svg:x="9.788cm" svg:y="2.278cm">
          <draw:text-box>
            <text:p text:style-name="P8"><text:span text:style-name="T7">A</text:span></text:p>
          </draw:text-box>
        </draw:frame>
        <draw:frame draw:style-name="gr30" draw:text-style-name="P14" draw:layer="layout" svg:width="0.786cm" svg:height="0.725cm" svg:x="10.288cm" svg:y="2.279cm">
          <draw:text-box>
            <text:p text:style-name="P8"><text:span text:style-name="T7">B</text:span></text:p>
          </draw:text-box>
        </draw:frame>
        <draw:custom-shape draw:style-name="gr37" draw:text-style-name="P12" draw:layer="layout" svg:width="6.3cm" svg:height="1cm" svg:x="11.188cm" svg:y="10.001cm">
          <text:p/>
          <draw:enhanced-geometry svg:viewBox="0 0 21600 21600" draw:type="rectangle" draw:enhanced-path="M 0 0 L 21600 0 21600 21600 0 21600 0 0 Z N"/>
        </draw:custom-shape>
        <draw:frame draw:style-name="gr38" draw:text-style-name="P14" draw:layer="layout" svg:width="1.209cm" svg:height="0.725cm" svg:x="13.779cm" svg:y="10.101cm">
          <draw:text-box>
            <text:p text:style-name="P8"><text:span text:style-name="T7">DIV</text:span></text:p>
          </draw:text-box>
        </draw:frame>
        <draw:line draw:style-name="gr26" draw:text-style-name="P7" draw:layer="layout" svg:x1="17.988cm" svg:y1="2.901cm" svg:x2="17.988cm" svg:y2="13.001cm">
          <text:p/>
        </draw:line>
        <draw:line draw:style-name="gr28" draw:text-style-name="P7" draw:layer="layout" svg:x1="10.188cm" svg:y1="10.201cm" svg:x2="11.188cm" svg:y2="10.201cm">
          <text:p/>
        </draw:line>
        <draw:line draw:style-name="gr28" draw:text-style-name="P7" draw:layer="layout" svg:x1="10.688cm" svg:y1="10.801cm" svg:x2="11.188cm" svg:y2="10.801cm">
          <text:p/>
        </draw:line>
        <draw:frame draw:style-name="gr39" draw:text-style-name="P14" draw:layer="layout" svg:width="0.76cm" svg:height="0.725cm" svg:x="17.602cm" svg:y="2.278cm">
          <draw:text-box>
            <text:p text:style-name="P8"><text:span text:style-name="T7">Z</text:span></text:p>
          </draw:text-box>
        </draw:frame>
        <draw:line draw:style-name="gr28" draw:text-style-name="P7" draw:layer="layout" svg:x1="17.488cm" svg:y1="10.501cm" svg:x2="17.988cm" svg:y2="10.501cm">
          <text:p/>
        </draw:line>
        <draw:line draw:style-name="gr28" draw:text-style-name="P7" draw:layer="layout" svg:x1="17.488cm" svg:y1="9.001cm" svg:x2="17.988cm" svg:y2="9.001cm">
          <text:p/>
        </draw:line>
        <draw:line draw:style-name="gr28" draw:text-style-name="P7" draw:layer="layout" svg:x1="17.488cm" svg:y1="6.801cm" svg:x2="17.988cm" svg:y2="6.801cm">
          <text:p/>
        </draw:line>
        <draw:line draw:style-name="gr28" draw:text-style-name="P7" draw:layer="layout" svg:x1="16.988cm" svg:y1="6.101cm" svg:x2="16.988cm" svg:y2="6.601cm">
          <text:p/>
        </draw:line>
        <draw:line draw:style-name="gr26" draw:text-style-name="P7" draw:layer="layout" svg:x1="8.688cm" svg:y1="2.901cm" svg:x2="8.688cm" svg:y2="4.301cm">
          <text:p/>
        </draw:line>
        <draw:frame draw:style-name="gr31" draw:text-style-name="P14" draw:layer="layout" svg:width="0.9cm" svg:height="0.725cm" svg:x="9.288cm" svg:y="2.279cm">
          <draw:text-box>
            <text:p text:style-name="P8"><text:span text:style-name="T7">W</text:span></text:p>
          </draw:text-box>
        </draw:frame>
        <draw:frame draw:style-name="gr30" draw:text-style-name="P14" draw:layer="layout" svg:width="0.786cm" svg:height="0.725cm" svg:x="8.788cm" svg:y="2.28cm">
          <draw:text-box>
            <text:p text:style-name="P8"><text:span text:style-name="T7">V</text:span></text:p>
          </draw:text-box>
        </draw:frame>
        <draw:frame draw:style-name="gr39" draw:text-style-name="P14" draw:layer="layout" svg:width="0.76cm" svg:height="0.725cm" svg:x="8.288cm" svg:y="2.281cm">
          <draw:text-box>
            <text:p text:style-name="P8"><text:span text:style-name="T7">Z</text:span></text:p>
          </draw:text-box>
        </draw:frame>
        <draw:line draw:style-name="gr28" draw:text-style-name="P7" draw:layer="layout" svg:x1="8.688cm" svg:y1="3.101cm" svg:x2="10.188cm" svg:y2="3.101cm">
          <text:p/>
        </draw:line>
        <draw:line draw:style-name="gr28" draw:text-style-name="P7" draw:layer="layout" svg:x1="8.688cm" svg:y1="3.301cm" svg:x2="10.688cm" svg:y2="3.301cm">
          <text:p/>
        </draw:line>
        <draw:line draw:style-name="gr28" draw:text-style-name="P7" draw:layer="layout" svg:x1="8.688cm" svg:y1="3.101cm" svg:x2="10.188cm" svg:y2="3.101cm">
          <text:p/>
        </draw:line>
        <draw:line draw:style-name="gr26" draw:text-style-name="P7" draw:layer="layout" svg:x1="9.188cm" svg:y1="2.901cm" svg:x2="9.188cm" svg:y2="4.301cm">
          <text:p/>
        </draw:line>
        <draw:line draw:style-name="gr28" draw:text-style-name="P7" draw:layer="layout" svg:x1="9.188cm" svg:y1="3.501cm" svg:x2="10.188cm" svg:y2="3.501cm">
          <text:p/>
        </draw:line>
        <draw:line draw:style-name="gr28" draw:text-style-name="P7" draw:layer="layout" svg:x1="9.188cm" svg:y1="3.701cm" svg:x2="10.688cm" svg:y2="3.701cm">
          <text:p/>
        </draw:line>
        <draw:line draw:style-name="gr26" draw:text-style-name="P7" draw:layer="layout" svg:x1="9.688cm" svg:y1="2.901cm" svg:x2="9.688cm" svg:y2="4.301cm">
          <text:p/>
        </draw:line>
        <draw:line draw:style-name="gr28" draw:text-style-name="P7" draw:layer="layout" svg:x1="9.688cm" svg:y1="3.901cm" svg:x2="10.188cm" svg:y2="3.901cm">
          <text:p/>
        </draw:line>
        <draw:line draw:style-name="gr28" draw:text-style-name="P7" draw:layer="layout" svg:x1="9.688cm" svg:y1="4.101cm" svg:x2="10.688cm" svg:y2="4.101cm">
          <text:p/>
        </draw:line>
        <draw:custom-shape draw:style-name="gr25" draw:text-style-name="P12" draw:layer="layout" svg:width="1cm" svg:height="1cm" svg:x="8.688cm" svg:y="10.901cm">
          <text:p/>
          <draw:enhanced-geometry svg:viewBox="0 0 21600 21600" draw:type="rectangle" draw:enhanced-path="M 0 0 L 21600 0 21600 21600 0 21600 0 0 Z N"/>
        </draw:custom-shape>
        <draw:frame draw:style-name="gr34" draw:text-style-name="P14" draw:layer="layout" svg:width="1.328cm" svg:height="0.725cm" svg:x="8.56cm" svg:y="11.001cm">
          <draw:text-box>
            <text:p text:style-name="P8"><text:span text:style-name="T7">XRn</text:span></text:p>
          </draw:text-box>
        </draw:frame>
        <draw:line draw:style-name="gr28" draw:text-style-name="P7" draw:layer="layout" svg:x1="9.688cm" svg:y1="11.101cm" svg:x2="10.188cm" svg:y2="11.101cm">
          <text:p/>
        </draw:line>
        <draw:line draw:style-name="gr28" draw:text-style-name="P7" draw:layer="layout" svg:x1="9.688cm" svg:y1="11.701cm" svg:x2="10.688cm" svg:y2="11.701cm">
          <text:p/>
        </draw:line>
        <draw:custom-shape draw:style-name="gr25" draw:text-style-name="P12" draw:layer="layout" svg:width="1cm" svg:height="1cm" svg:x="8.688cm" svg:y="7.701cm">
          <text:p/>
          <draw:enhanced-geometry svg:viewBox="0 0 21600 21600" draw:type="rectangle" draw:enhanced-path="M 0 0 L 21600 0 21600 21600 0 21600 0 0 Z N"/>
        </draw:custom-shape>
        <draw:frame draw:style-name="gr40" draw:text-style-name="P14" draw:layer="layout" svg:width="1.442cm" svg:height="0.725cm" svg:x="8.446cm" svg:y="7.801cm">
          <draw:text-box>
            <text:p text:style-name="P8"><text:span text:style-name="T7">CMP</text:span></text:p>
          </draw:text-box>
        </draw:frame>
        <draw:line draw:style-name="gr28" draw:text-style-name="P7" draw:layer="layout" svg:x1="10.188cm" svg:y1="7.901cm" svg:x2="9.688cm" svg:y2="7.901cm">
          <text:p/>
        </draw:line>
        <draw:line draw:style-name="gr28" draw:text-style-name="P7" draw:layer="layout" svg:x1="10.688cm" svg:y1="8.501cm" svg:x2="9.688cm" svg:y2="8.501cm">
          <text:p/>
        </draw:line>
        <draw:line draw:style-name="gr26" draw:text-style-name="P7" draw:layer="layout" svg:x1="18.488cm" svg:y1="2.901cm" svg:x2="18.488cm" svg:y2="12.301cm">
          <text:p/>
        </draw:line>
        <draw:frame draw:style-name="gr30" draw:text-style-name="P14" draw:layer="layout" svg:width="0.786cm" svg:height="0.725cm" svg:x="18.102cm" svg:y="2.279cm">
          <draw:text-box>
            <text:p text:style-name="P8"><text:span text:style-name="T7">V</text:span></text:p>
          </draw:text-box>
        </draw:frame>
        <draw:line draw:style-name="gr28" draw:text-style-name="P7" draw:layer="layout" svg:x1="6.688cm" svg:y1="5.801cm" svg:x2="8.688cm" svg:y2="5.801cm">
          <text:p/>
        </draw:line>
        <draw:frame draw:style-name="gr41" draw:text-style-name="P14" draw:layer="layout" svg:width="2.106cm" svg:height="0.725cm" draw:transform="rotate (1.5707963267949) translate (8.763cm 7.101cm)">
          <draw:text-box>
            <text:p text:style-name="P8"><text:span text:style-name="T7">Decoder</text:span></text:p>
          </draw:text-box>
        </draw:frame>
        <draw:line draw:style-name="gr28" draw:text-style-name="P7" draw:layer="layout" svg:x1="9.188cm" svg:y1="7.701cm" svg:x2="9.188cm" svg:y2="7.201cm">
          <text:p/>
        </draw:line>
        <draw:custom-shape draw:style-name="gr25" draw:text-style-name="P12" draw:layer="layout" svg:width="1cm" svg:height="1cm" svg:x="16.488cm" svg:y="11.501cm">
          <text:p/>
          <draw:enhanced-geometry svg:viewBox="0 0 21600 21600" draw:type="rectangle" draw:enhanced-path="M 0 0 L 21600 0 21600 21600 0 21600 0 0 Z N"/>
        </draw:custom-shape>
        <draw:line draw:style-name="gr28" draw:text-style-name="P7" draw:layer="layout" svg:x1="17.488cm" svg:y1="12.001cm" svg:x2="18.488cm" svg:y2="12.001cm">
          <text:p/>
        </draw:line>
        <draw:frame draw:style-name="gr42" draw:text-style-name="P14" draw:layer="layout" svg:width="1.09cm" svg:height="0.725cm" svg:x="16.493cm" svg:y="11.676cm">
          <draw:text-box>
            <text:p text:style-name="P8"><text:span text:style-name="T7">SC</text:span></text:p>
          </draw:text-box>
        </draw:frame>
        <draw:line draw:style-name="gr28" draw:text-style-name="P7" draw:layer="layout" svg:x1="16.988cm" svg:y1="13.901cm" svg:x2="16.988cm" svg:y2="12.501cm">
          <text:p/>
        </draw:line>
        <draw:frame draw:style-name="gr43" draw:text-style-name="P14" draw:layer="layout" svg:width="1.916cm" svg:height="1.199cm" svg:x="16.139cm" svg:y="13.901cm">
          <draw:text-box>
            <text:p text:style-name="P8"><text:span text:style-name="T7">LR/SC</text:span></text:p>
            <text:p text:style-name="P8"><text:span text:style-name="T7">Monitor</text:span></text:p>
          </draw:text-box>
        </draw:frame>
        <draw:line draw:style-name="gr28" draw:text-style-name="P7" draw:layer="layout" svg:x1="17.488cm" svg:y1="7.401cm" svg:x2="18.488cm" svg:y2="7.401cm">
          <text:p/>
        </draw:line>
        <draw:line draw:style-name="gr28" draw:text-style-name="P7" draw:layer="layout" svg:x1="19.488cm" svg:y1="11.501cm" svg:x2="19.488cm" svg:y2="13.101cm">
          <text:p/>
        </draw:line>
        <draw:line draw:style-name="gr10" draw:text-style-name="P7" draw:layer="layout" svg:x1="18.488cm" svg:y1="11.501cm" svg:x2="19.488cm" svg:y2="11.501cm">
          <text:p/>
        </draw:line>
        <draw:frame draw:style-name="gr32" draw:text-style-name="P14" draw:layer="layout" svg:width="1.395cm" svg:height="1.199cm" svg:x="18.693cm" svg:y="12.901cm">
          <draw:text-box>
            <text:p text:style-name="P8"><text:span text:style-name="T7">CSR</text:span></text:p>
            <text:p text:style-name="P8"><text:span text:style-name="T7">WR</text:span></text:p>
          </draw:text-box>
        </draw:frame>
        <draw:line draw:style-name="gr26" draw:text-style-name="P7" draw:layer="layout" svg:x1="20.488cm" svg:y1="3.001cm" svg:x2="20.488cm" svg:y2="13.001cm">
          <text:p/>
        </draw:line>
        <draw:frame draw:style-name="gr30" draw:text-style-name="P14" draw:layer="layout" svg:width="0.786cm" svg:height="0.725cm" svg:x="20.102cm" svg:y="2.28cm">
          <draw:text-box>
            <text:p text:style-name="P8"><text:span text:style-name="T7">S</text:span></text:p>
          </draw:text-box>
        </draw:frame>
        <draw:line draw:style-name="gr28" draw:text-style-name="P7" draw:layer="layout" svg:x1="13.488cm" svg:y1="3.101cm" svg:x2="15.488cm" svg:y2="3.101cm">
          <text:p/>
        </draw:line>
        <draw:line draw:style-name="gr28" draw:text-style-name="P7" draw:layer="layout" svg:x1="13.488cm" svg:y1="3.301cm" svg:x2="15.988cm" svg:y2="3.301cm">
          <text:p/>
        </draw:line>
        <draw:line draw:style-name="gr28" draw:text-style-name="P7" draw:layer="layout" svg:x1="17.988cm" svg:y1="3.101cm" svg:x2="20.488cm" svg:y2="3.101cm">
          <text:p/>
        </draw:line>
        <draw:custom-shape draw:style-name="gr25" draw:text-style-name="P12" draw:layer="layout" svg:width="1cm" svg:height="1cm" svg:x="18.988cm" svg:y="3.901cm">
          <text:p/>
          <draw:enhanced-geometry svg:viewBox="0 0 21600 21600" draw:type="rectangle" draw:enhanced-path="M 0 0 L 21600 0 21600 21600 0 21600 0 0 Z N"/>
        </draw:custom-shape>
        <draw:frame draw:style-name="gr34" draw:text-style-name="P14" draw:layer="layout" svg:width="1.328cm" svg:height="0.725cm" svg:x="18.788cm" svg:y="3.976cm">
          <draw:text-box>
            <text:p text:style-name="P8"><text:span text:style-name="T7">XRn</text:span></text:p>
          </draw:text-box>
        </draw:frame>
        <draw:line draw:style-name="gr28" draw:text-style-name="P7" draw:layer="layout" svg:x1="19.988cm" svg:y1="4.101cm" svg:x2="20.488cm" svg:y2="4.101cm">
          <text:p/>
        </draw:line>
        <draw:line draw:style-name="gr28" draw:text-style-name="P7" draw:layer="layout" svg:x1="13.488cm" svg:y1="3.501cm" svg:x2="20.488cm" svg:y2="3.501cm">
          <text:p/>
        </draw:line>
        <draw:line draw:style-name="gr28" draw:text-style-name="P7" draw:layer="layout" svg:x1="19.988cm" svg:y1="12.501cm" svg:x2="20.488cm" svg:y2="12.501cm">
          <text:p/>
        </draw:line>
        <draw:line draw:style-name="gr10" draw:text-style-name="P7" draw:layer="layout" svg:x1="19.988cm" svg:y1="13.901cm" svg:x2="19.988cm" svg:y2="12.501cm">
          <text:p/>
        </draw:line>
        <draw:frame draw:style-name="gr44" draw:text-style-name="P14" draw:layer="layout" svg:width="1.349cm" svg:height="1.199cm" svg:x="19.388cm" svg:y="13.901cm">
          <draw:text-box>
            <text:p text:style-name="P8"><text:span text:style-name="T7">FPU</text:span></text:p>
            <text:p text:style-name="P8"><text:span text:style-name="T7">ST</text:span></text:p>
          </draw:text-box>
        </draw:frame>
        <draw:line draw:style-name="gr26" draw:text-style-name="P7" draw:layer="layout" svg:x1="20.988cm" svg:y1="4.401cm" svg:x2="20.988cm" svg:y2="5.501cm">
          <text:p/>
        </draw:line>
        <draw:line draw:style-name="gr28" draw:text-style-name="P7" draw:layer="layout" svg:x1="19.988cm" svg:y1="4.701cm" svg:x2="20.988cm" svg:y2="4.701cm">
          <text:p/>
        </draw:line>
        <draw:line draw:style-name="gr28" draw:text-style-name="P7" draw:layer="layout" svg:x1="17.988cm" svg:y1="5.301cm" svg:x2="20.988cm" svg:y2="5.301cm">
          <text:p/>
        </draw:line>
        <draw:line draw:style-name="gr28" draw:text-style-name="P7" draw:layer="layout" svg:x1="20.988cm" svg:y1="5.001cm" svg:x2="22.388cm" svg:y2="5.001cm">
          <text:p/>
        </draw:line>
        <draw:custom-shape draw:style-name="gr45" draw:text-style-name="P12" draw:layer="layout" svg:width="1.5cm" svg:height="10.1cm" svg:x="22.388cm" svg:y="2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4" draw:layer="layout" svg:width="3.046cm" svg:height="0.725cm" draw:transform="rotate (1.5707963267949) translate (22.788cm 10.747cm)">
          <draw:text-box>
            <text:p text:style-name="P8"><text:span text:style-name="T7">Data Memory</text:span></text:p>
          </draw:text-box>
        </draw:frame>
        <draw:frame draw:style-name="gr47" draw:text-style-name="P14" draw:layer="layout" svg:width="1.353cm" svg:height="0.725cm" svg:x="22.202cm" svg:y="4.601cm">
          <draw:text-box>
            <text:p text:style-name="P8"><text:span text:style-name="T7">addr</text:span></text:p>
          </draw:text-box>
        </draw:frame>
        <draw:line draw:style-name="gr28" draw:text-style-name="P7" draw:layer="layout" svg:x1="20.488cm" svg:y1="5.801cm" svg:x2="22.388cm" svg:y2="5.801cm">
          <text:p/>
        </draw:line>
        <draw:frame draw:style-name="gr48" draw:text-style-name="P14" draw:layer="layout" svg:width="1.637cm" svg:height="0.725cm" svg:x="22.288cm" svg:y="5.376cm">
          <draw:text-box>
            <text:p text:style-name="P8"><text:span text:style-name="T7">wdata</text:span></text:p>
          </draw:text-box>
        </draw:frame>
        <draw:line draw:style-name="gr26" draw:text-style-name="P7" draw:layer="layout" svg:x1="25.288cm" svg:y1="2.901cm" svg:x2="25.288cm" svg:y2="13.001cm">
          <text:p/>
        </draw:line>
        <draw:frame draw:style-name="gr31" draw:text-style-name="P14" draw:layer="layout" svg:width="0.9cm" svg:height="0.725cm" svg:x="24.888cm" svg:y="2.279cm">
          <draw:text-box>
            <text:p text:style-name="P8"><text:span text:style-name="T7">W</text:span></text:p>
          </draw:text-box>
        </draw:frame>
        <draw:frame draw:style-name="gr49" draw:text-style-name="P14" draw:layer="layout" svg:width="1.471cm" svg:height="0.725cm" svg:x="22.388cm" svg:y="6.176cm">
          <draw:text-box>
            <text:p text:style-name="P8"><text:span text:style-name="T7">rdata</text:span></text:p>
          </draw:text-box>
        </draw:frame>
        <draw:line draw:style-name="gr28" draw:text-style-name="P7" draw:layer="layout" svg:x1="23.887cm" svg:y1="6.6cm" svg:x2="25.287cm" svg:y2="6.6cm">
          <text:p/>
        </draw:line>
        <draw:line draw:style-name="gr28" draw:text-style-name="P7" draw:layer="layout" svg:x1="14.988cm" svg:y1="4.701cm" svg:x2="15.988cm" svg:y2="4.701cm">
          <text:p/>
        </draw:line>
        <draw:line draw:style-name="gr28" draw:text-style-name="P7" draw:layer="layout" svg:x1="14.988cm" svg:y1="6.401cm" svg:x2="15.988cm" svg:y2="6.401cm">
          <text:p/>
        </draw:line>
        <draw:line draw:style-name="gr10" draw:text-style-name="P7" draw:layer="layout" svg:x1="14.988cm" svg:y1="4.501cm" svg:x2="14.988cm" svg:y2="4.701cm">
          <text:p/>
        </draw:line>
        <draw:line draw:style-name="gr10" draw:text-style-name="P7" draw:layer="layout" svg:x1="14.988cm" svg:y1="6.201cm" svg:x2="14.988cm" svg:y2="6.401cm">
          <text:p/>
        </draw:line>
        <draw:line draw:style-name="gr28" draw:text-style-name="P7" draw:layer="layout" svg:x1="15.488cm" svg:y1="5.901cm" svg:x2="16.488cm" svg:y2="5.901cm">
          <text:p/>
        </draw:line>
        <draw:frame draw:style-name="gr29" draw:text-style-name="P14" draw:layer="layout" svg:width="1cm" svg:height="0.725cm" svg:x="10.688cm" svg:y="3.777cm">
          <draw:text-box>
            <text:p text:style-name="P8"><text:span text:style-name="T7">pc</text:span></text:p>
          </draw:text-box>
        </draw:frame>
        <draw:line draw:style-name="gr28" draw:text-style-name="P7" draw:layer="layout" svg:x1="13.488cm" svg:y1="8.001cm" svg:x2="13.988cm" svg:y2="8.001cm">
          <text:p/>
        </draw:line>
        <draw:line draw:style-name="gr28" draw:text-style-name="P7" draw:layer="layout" svg:x1="17.988cm" svg:y1="4.101cm" svg:x2="18.988cm" svg:y2="4.101cm">
          <text:p/>
        </draw:line>
        <draw:line draw:style-name="gr28" draw:text-style-name="P7" draw:layer="layout" svg:x1="18.488cm" svg:y1="4.701cm" svg:x2="18.988cm" svg:y2="4.701cm">
          <text:p/>
        </draw:line>
        <draw:line draw:style-name="gr10" draw:text-style-name="P7" draw:layer="layout" svg:x1="17.988cm" svg:y1="12.501cm" svg:x2="18.488cm" svg:y2="12.501cm">
          <text:p/>
        </draw:line>
        <draw:line draw:style-name="gr28" draw:text-style-name="P7" draw:layer="layout" svg:x1="18.488cm" svg:y1="12.501cm" svg:x2="18.488cm" svg:y2="13.901cm">
          <text:p/>
        </draw:line>
        <draw:frame draw:style-name="gr44" draw:text-style-name="P14" draw:layer="layout" svg:width="1.349cm" svg:height="1.199cm" svg:x="17.839cm" svg:y="13.901cm">
          <draw:text-box>
            <text:p text:style-name="P8"><text:span text:style-name="T7">FPU</text:span></text:p>
            <text:p text:style-name="P8"><text:span text:style-name="T7">DST</text:span></text:p>
          </draw:text-box>
        </draw:frame>
        <draw:line draw:style-name="gr10" draw:text-style-name="P7" draw:layer="layout" svg:x1="25.288cm" svg:y1="12.501cm" svg:x2="25.788cm" svg:y2="12.501cm">
          <text:p/>
        </draw:line>
        <draw:line draw:style-name="gr28" draw:text-style-name="P7" draw:layer="layout" svg:x1="25.788cm" svg:y1="12.501cm" svg:x2="25.788cm" svg:y2="13.901cm">
          <text:p/>
        </draw:line>
        <draw:frame draw:style-name="gr44" draw:text-style-name="P14" draw:layer="layout" svg:width="1.349cm" svg:height="1.199cm" svg:x="25.039cm" svg:y="13.902cm">
          <draw:text-box>
            <text:p text:style-name="P8"><text:span text:style-name="T7">FPU</text:span></text:p>
            <text:p text:style-name="P8"><text:span text:style-name="T7">WB</text:span></text:p>
          </draw:text-box>
        </draw:frame>
        <draw:line draw:style-name="gr28" draw:text-style-name="P7" draw:layer="layout" svg:x1="11.088cm" svg:y1="4.501cm" svg:x2="11.088cm" svg:y2="7.701cm">
          <text:p/>
        </draw:line>
        <draw:custom-shape draw:style-name="gr25" draw:text-style-name="P12" draw:layer="layout" svg:width="1cm" svg:height="1cm" svg:x="10.888cm" svg:y="7.701cm">
          <text:p/>
          <draw:enhanced-geometry svg:viewBox="0 0 21600 21600" draw:type="rectangle" draw:enhanced-path="M 0 0 L 21600 0 21600 21600 0 21600 0 0 Z N"/>
        </draw:custom-shape>
        <draw:line draw:style-name="gr28" draw:text-style-name="P7" draw:layer="layout" svg:x1="11.688cm" svg:y1="6.201cm" svg:x2="11.688cm" svg:y2="7.701cm">
          <text:p/>
        </draw:line>
        <draw:line draw:style-name="gr10" draw:text-style-name="P7" draw:layer="layout" svg:x1="11.388cm" svg:y1="9.701cm" svg:x2="11.388cm" svg:y2="8.701cm">
          <text:p/>
        </draw:line>
        <draw:line draw:style-name="gr28" draw:text-style-name="P7" draw:layer="layout" svg:x1="11.388cm" svg:y1="9.701cm" svg:x2="5.488cm" svg:y2="9.701cm">
          <text:p/>
        </draw:line>
        <draw:frame draw:style-name="gr50" draw:text-style-name="P14" draw:layer="layout" svg:width="1.184cm" svg:height="0.725cm" svg:x="10.804cm" svg:y="7.776cm">
          <draw:text-box>
            <text:p text:style-name="P8"><text:span text:style-name="T7">jmp</text:span></text:p>
          </draw:text-box>
        </draw:frame>
        <draw:line draw:style-name="gr28" draw:text-style-name="P7" draw:layer="layout" svg:x1="6.088cm" svg:y1="10.301cm" svg:x2="5.488cm" svg:y2="10.301cm">
          <text:p/>
        </draw:line>
        <draw:line draw:style-name="gr26" draw:text-style-name="P7" draw:layer="layout" svg:x1="5.488cm" svg:y1="9.401cm" svg:x2="5.488cm" svg:y2="10.501cm">
          <text:p/>
        </draw:line>
        <draw:line draw:style-name="gr28" draw:text-style-name="P7" draw:layer="layout" svg:x1="5.488cm" svg:y1="10.001cm" svg:x2="4.688cm" svg:y2="10.001cm">
          <text:p/>
        </draw:line>
        <draw:custom-shape draw:style-name="gr25" draw:text-style-name="P12" draw:layer="layout" svg:width="1cm" svg:height="1cm" svg:x="3.688cm" svg:y="9.501cm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0.951cm" svg:height="0.725cm" svg:x="3.688cm" svg:y="9.676cm">
          <draw:text-box>
            <text:p text:style-name="P8"><text:span text:style-name="T7">pc</text:span></text:p>
          </draw:text-box>
        </draw:frame>
        <draw:line draw:style-name="gr28" draw:text-style-name="P7" draw:layer="layout" svg:x1="3.688cm" svg:y1="10.001cm" svg:x2="2.888cm" svg:y2="10.001cm">
          <text:p/>
        </draw:line>
        <draw:polygon draw:style-name="gr10" draw:text-style-name="P7" draw:layer="layout" svg:width="0cm" svg:height="0cm" svg:x="2.888cm" svg:y="10.001cm" svg:viewBox="0 0 0 0" draw:points="0,0">
          <text:p/>
        </draw:polygon>
        <draw:custom-shape draw:style-name="gr25" draw:text-style-name="P12" draw:layer="layout" svg:width="1cm" svg:height="1cm" svg:x="3.688cm" svg:y="11.201cm">
          <text:p/>
          <draw:enhanced-geometry svg:viewBox="0 0 21600 21600" draw:type="rectangle" draw:enhanced-path="M 0 0 L 21600 0 21600 21600 0 21600 0 0 Z N"/>
        </draw:custom-shape>
        <draw:frame draw:style-name="gr52" draw:text-style-name="P14" draw:layer="layout" svg:width="0.985cm" svg:height="1.199cm" svg:x="3.688cm" svg:y="11.076cm">
          <draw:text-box>
            <text:p text:style-name="P8"><text:span text:style-name="T7">+2</text:span></text:p>
            <text:p text:style-name="P8"><text:span text:style-name="T7">+4</text:span></text:p>
          </draw:text-box>
        </draw:frame>
        <draw:line draw:style-name="gr28" draw:text-style-name="P7" draw:layer="layout" svg:x1="2.888cm" svg:y1="11.701cm" svg:x2="3.688cm" svg:y2="11.701cm">
          <text:p/>
        </draw:line>
        <draw:line draw:style-name="gr10" draw:text-style-name="P7" draw:layer="layout" svg:x1="4.688cm" svg:y1="11.701cm" svg:x2="6.088cm" svg:y2="11.701cm">
          <text:p/>
        </draw:line>
        <draw:line draw:style-name="gr10" draw:text-style-name="P7" draw:layer="layout" svg:x1="6.088cm" svg:y1="10.301cm" svg:x2="6.088cm" svg:y2="11.701cm">
          <text:p/>
        </draw:line>
        <draw:line draw:style-name="gr28" draw:text-style-name="P7" draw:layer="layout" svg:x1="2.888cm" svg:y1="10.001cm" svg:x2="2.888cm" svg:y2="8.701cm">
          <text:p/>
        </draw:line>
        <draw:line draw:style-name="gr28" draw:text-style-name="P7" draw:layer="layout" svg:x1="2.888cm" svg:y1="10.002cm" svg:x2="2.888cm" svg:y2="11.701cm">
          <text:p/>
        </draw:line>
        <draw:custom-shape draw:style-name="gr53" draw:text-style-name="P12" draw:layer="layout" svg:width="4.301cm" svg:height="2.115cm" draw:transform="skewX (-0.00610865238198016) rotate (-0.00698131700797713) translate (2.589cm 6.587cm)">
          <text:p/>
          <draw:enhanced-geometry svg:viewBox="0 0 21600 21600" draw:type="rectangle" draw:enhanced-path="M 0 0 L 21600 0 21600 21600 0 21600 0 0 Z N"/>
        </draw:custom-shape>
        <draw:frame draw:style-name="gr54" draw:text-style-name="P14" draw:layer="layout" svg:width="2.462cm" svg:height="1.199cm" svg:x="4.188cm" svg:y="7.101cm">
          <draw:text-box>
            <text:p text:style-name="P8"><text:span text:style-name="T7">Instruction</text:span></text:p>
            <text:p text:style-name="P8"><text:span text:style-name="T7">Memory</text:span></text:p>
          </draw:text-box>
        </draw:frame>
        <draw:line draw:style-name="gr28" draw:text-style-name="P7" draw:layer="layout" svg:x1="2.888cm" svg:y1="6.601cm" svg:x2="2.888cm" svg:y2="5.801cm">
          <text:p/>
        </draw:line>
        <draw:line draw:style-name="gr28" draw:text-style-name="P7" draw:layer="layout" svg:x1="2.888cm" svg:y1="5.801cm" svg:x2="3.388cm" svg:y2="5.801cm">
          <text:p/>
        </draw:line>
        <draw:custom-shape draw:style-name="gr55" draw:text-style-name="P12" draw:layer="layout" svg:width="3.302cm" svg:height="1.9cm" draw:transform="skewX (-0.00575958653158129) rotate (-0.00698131700797713) translate (3.387cm 4.189cm)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0.951cm" svg:height="0.725cm" svg:x="5.698cm" svg:y="4.076cm">
          <draw:text-box>
            <text:p text:style-name="P8"><text:span text:style-name="T7">pc</text:span></text:p>
          </draw:text-box>
        </draw:frame>
        <draw:frame draw:style-name="gr56" draw:text-style-name="P14" draw:layer="layout" svg:width="1.425cm" svg:height="0.725cm" svg:x="5.388cm" svg:y="5.401cm">
          <draw:text-box>
            <text:p text:style-name="P8"><text:span text:style-name="T7">code</text:span></text:p>
          </draw:text-box>
        </draw:frame>
        <draw:custom-shape draw:style-name="gr57" draw:text-style-name="P12" draw:layer="layout" svg:width="0.6cm" svg:height="1.3cm" svg:x="1.788cm" svg:y="7.001cm">
          <text:p/>
          <draw:enhanced-geometry svg:viewBox="0 0 21600 21600" draw:type="rectangle" draw:enhanced-path="M 0 0 L 21600 0 21600 21600 0 21600 0 0 Z N"/>
        </draw:custom-shape>
        <draw:line draw:style-name="gr28" draw:text-style-name="P7" draw:layer="layout" svg:x1="2.888cm" svg:y1="9.501cm" svg:x2="2.088cm" svg:y2="9.501cm">
          <text:p/>
        </draw:line>
        <draw:line draw:style-name="gr28" draw:text-style-name="P7" draw:layer="layout" svg:x1="2.088cm" svg:y1="9.501cm" svg:x2="2.088cm" svg:y2="8.301cm">
          <text:p/>
        </draw:line>
        <draw:line draw:style-name="gr28" draw:text-style-name="P7" draw:layer="layout" svg:x1="2.088cm" svg:y1="7.001cm" svg:x2="2.088cm" svg:y2="4.401cm">
          <text:p/>
        </draw:line>
        <draw:line draw:style-name="gr28" draw:text-style-name="P7" draw:layer="layout" svg:x1="2.088cm" svg:y1="4.401cm" svg:x2="3.388cm" svg:y2="4.401cm">
          <text:p/>
        </draw:line>
        <draw:frame draw:style-name="gr49" draw:text-style-name="P14" draw:layer="layout" svg:width="1.471cm" svg:height="0.725cm" svg:x="2.588cm" svg:y="6.476cm">
          <draw:text-box>
            <text:p text:style-name="P8"><text:span text:style-name="T7">rdata</text:span></text:p>
          </draw:text-box>
        </draw:frame>
        <draw:frame draw:style-name="gr47" draw:text-style-name="P14" draw:layer="layout" svg:width="1.353cm" svg:height="0.725cm" svg:x="2.517cm" svg:y="8.076cm">
          <draw:text-box>
            <text:p text:style-name="P8"><text:span text:style-name="T7">addr</text:span></text:p>
          </draw:text-box>
        </draw:frame>
        <draw:line draw:style-name="gr10" draw:text-style-name="P7" draw:layer="layout" svg:x1="3.688cm" svg:y1="4.201cm" svg:x2="3.688cm" svg:y2="6.101cm">
          <text:p/>
        </draw:line>
        <draw:line draw:style-name="gr10" draw:text-style-name="P7" draw:layer="layout" svg:x1="3.988cm" svg:y1="4.201cm" svg:x2="3.988cm" svg:y2="6.101cm">
          <text:p/>
        </draw:line>
        <draw:line draw:style-name="gr10" draw:text-style-name="P7" draw:layer="layout" svg:x1="4.288cm" svg:y1="4.201cm" svg:x2="4.288cm" svg:y2="6.101cm">
          <text:p/>
        </draw:line>
        <draw:line draw:style-name="gr10" draw:text-style-name="P7" draw:layer="layout" svg:x1="4.588cm" svg:y1="4.201cm" svg:x2="4.588cm" svg:y2="6.101cm">
          <text:p/>
        </draw:line>
        <draw:line draw:style-name="gr10" draw:text-style-name="P7" draw:layer="layout" svg:x1="5.488cm" svg:y1="4.201cm" svg:x2="5.488cm" svg:y2="6.101cm">
          <text:p/>
        </draw:line>
        <draw:line draw:style-name="gr10" draw:text-style-name="P7" draw:layer="layout" svg:x1="5.188cm" svg:y1="4.201cm" svg:x2="5.188cm" svg:y2="6.101cm">
          <text:p/>
        </draw:line>
        <draw:line draw:style-name="gr10" draw:text-style-name="P7" draw:layer="layout" svg:x1="4.888cm" svg:y1="4.201cm" svg:x2="4.888cm" svg:y2="6.101cm">
          <text:p/>
        </draw:line>
        <draw:frame draw:style-name="gr58" draw:text-style-name="P14" draw:layer="layout" svg:width="1.687cm" svg:height="0.725cm" svg:x="5.117cm" svg:y="3.501cm">
          <draw:text-box>
            <text:p text:style-name="P8"><text:span text:style-name="T7">queue</text:span></text:p>
          </draw:text-box>
        </draw:frame>
        <draw:line draw:style-name="gr11" draw:text-style-name="P8" draw:layer="layout" svg:x1="1.588cm" svg:y1="1.701cm" svg:x2="7.888cm" svg:y2="1.701cm">
          <text:p/>
        </draw:line>
        <draw:line draw:style-name="gr11" draw:text-style-name="P8" draw:layer="layout" svg:x1="7.788cm" svg:y1="1.701cm" svg:x2="12.488cm" svg:y2="1.701cm">
          <text:p/>
        </draw:line>
        <draw:line draw:style-name="gr11" draw:text-style-name="P8" draw:layer="layout" svg:x1="12.388cm" svg:y1="1.701cm" svg:x2="21.688cm" svg:y2="1.701cm">
          <text:p/>
        </draw:line>
        <draw:line draw:style-name="gr11" draw:text-style-name="P8" draw:layer="layout" svg:x1="21.588cm" svg:y1="1.701cm" svg:x2="24.588cm" svg:y2="1.701cm">
          <text:p/>
        </draw:line>
        <draw:line draw:style-name="gr11" draw:text-style-name="P8" draw:layer="layout" svg:x1="24.588cm" svg:y1="1.701cm" svg:x2="25.988cm" svg:y2="1.701cm">
          <text:p/>
        </draw:line>
        <draw:frame draw:style-name="gr59" draw:text-style-name="P14" draw:layer="layout" svg:width="0.879cm" svg:height="0.725cm" svg:x="4.188cm" svg:y="1.076cm">
          <draw:text-box>
            <text:p text:style-name="P8"><text:span text:style-name="T7">IF</text:span></text:p>
          </draw:text-box>
        </draw:frame>
        <draw:frame draw:style-name="gr60" draw:text-style-name="P14" draw:layer="layout" svg:width="0.925cm" svg:height="0.725cm" svg:x="9.809cm" svg:y="1.077cm">
          <draw:text-box>
            <text:p text:style-name="P8"><text:span text:style-name="T7">ID</text:span></text:p>
          </draw:text-box>
        </draw:frame>
        <draw:frame draw:style-name="gr61" draw:text-style-name="P14" draw:layer="layout" svg:width="1.069cm" svg:height="0.725cm" svg:x="16.388cm" svg:y="1.078cm">
          <draw:text-box>
            <text:p text:style-name="P8"><text:span text:style-name="T7">EX</text:span></text:p>
          </draw:text-box>
        </draw:frame>
        <draw:frame draw:style-name="gr62" draw:text-style-name="P14" draw:layer="layout" svg:width="1.137cm" svg:height="0.725cm" svg:x="22.588cm" svg:y="1.079cm">
          <draw:text-box>
            <text:p text:style-name="P8"><text:span text:style-name="T7">MA</text:span></text:p>
          </draw:text-box>
        </draw:frame>
        <draw:frame draw:style-name="gr50" draw:text-style-name="P14" draw:layer="layout" svg:width="1.184cm" svg:height="0.725cm" svg:x="24.789cm" svg:y="1.08cm">
          <draw:text-box>
            <text:p text:style-name="P8"><text:span text:style-name="T7">WB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pitch="variable"/>
    <style:font-face style:name="ヒラギノ角ゴシック1" svg:font-family="ヒラギノ角ゴシック" style:font-family-generic="swiss" style:font-pitch="variable"/>
    <style:font-face style:name="ヒラギノ角ゴシック2" svg:font-family="ヒラギノ角ゴシック" style:font-family-generic="system" style:font-pitch="variable"/>
    <style:font-face style:name="メイリオ" svg:font-family="メイリオ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2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7-17T22:09:47.904401632</dc:date>
    <meta:editing-duration>P1DT5H1M38S</meta:editing-duration>
    <meta:editing-cycles>249</meta:editing-cycles>
    <meta:generator>LibreOffice/7.5.3.2$MacOSX_AARCH64 LibreOffice_project/9f56dff12ba03b9acd7730a5a481eea045e468f3</meta:generator>
    <meta:document-statistic meta:object-count="261"/>
  </office:meta>
</office:document-meta>
</file>